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515e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515e9" style:font-size-asian="22pt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362c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a87e1" style:font-size-asian="15pt" style:font-name-complex="Garamond" style:font-size-complex="15pt"/>
    </style:style>
    <style:style style:name="P5" style:family="paragraph" style:parent-style-name="Standard" style:list-style-name="L1">
      <style:paragraph-properties fo:margin-top="0.106cm" fo:margin-bottom="0.106cm" loext:contextual-spacing="false" style:line-height-at-least="0.353cm" fo:text-align="justify" style:justify-single-word="false"/>
      <style:text-properties officeooo:paragraph-rsid="000a87e1"/>
    </style:style>
    <style:style style:name="P6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font-size="15pt" officeooo:paragraph-rsid="000a362c" style:font-size-asian="15pt" style:font-size-complex="15pt"/>
    </style:style>
    <style:style style:name="P7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a87e1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6f1db"/>
    </style:style>
    <style:style style:name="T3" style:family="text">
      <style:text-properties style:font-name="Impact" officeooo:rsid="000a362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a87e1" style:font-style-asian="italic" style:font-weight-asian="bold" style:font-style-complex="italic" style:font-weight-complex="bold"/>
    </style:style>
    <style:style style:name="T7" style:family="text">
      <style:text-properties officeooo:rsid="000a362c"/>
    </style:style>
    <style:style style:name="T8" style:family="text">
      <style:text-properties style:font-name="JARDOTTY"/>
    </style:style>
    <style:style style:name="T9" style:family="text">
      <style:text-properties style:font-name="Linux Libertine O" style:font-name-complex="Garamond"/>
    </style:style>
    <style:style style:name="T10" style:family="text">
      <style:text-properties style:font-name="Linux Libertine O" fo:font-size="15pt" style:font-size-asian="15pt" style:font-name-complex="Garamond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2"><text:span text:style-name="T1">Chapter XX</text:span><text:span text:style-name="T2">I</text:span><text:span text:style-name="T3">V</text:span> – <text:span text:style-name="T7">The Incarnation</text:span></text:p>
      <text:p text:style-name="P6"/>
      <text:p text:style-name="P6"><text:span text:style-name="T9">1. St. John says: “The Word was made <text:s/>_ _ _ _ _ _ _ .”</text:span></text:p>
      <text:p text:style-name="P3">2. Scripture calls Christ “the only <text:s/>_ _ _ _ _ _ _ <text:s/>Son of God.”</text:p>
      <text:p text:style-name="P3">3. “I and the Father are one.” Christ is here referring to His (<text:span text:style-name="T8">Human</text:span>) (<text:span text:style-name="T8">Divine</text:span>) nature.</text:p>
      <text:p text:style-name="P3">4. “The Father is greater than I.” Christ is here referring to His (<text:span text:style-name="T8">Human</text:span>) (<text:span text:style-name="T8">Divine</text:span>) nature.</text:p>
      <text:p text:style-name="P3">5. Christ was put to death for claiming to be <text:s/>_ _ _ _ _ _ _ .</text:p>
      <text:p text:style-name="P4">6. Four early Fathers who defended Christ's Divinity are</text:p>
      <text:list xml:id="list1228376614553997688" text:style-name="L1"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</text:list>
      <text:p text:style-name="P4">7. Four early Councils that did the same are <text:s/></text:p>
      <text:list xml:id="list125647858292588" text:continue-numbering="true" text:style-name="L1"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</text:list>
      <text:p text:style-name="P3">8. The longest of the early Creeds is the <text:s/>_ _ _ _ _ _ _ _ _ <text:s/>Creed.</text:p>
      <text:p text:style-name="P3">9. Christ said over the bread at the Last Supper: “This is My <text:s/>_ _ _ _ _ _ _ ”; and in the Garden He exclaimed: “My <text:s/>_ _ _ _ _ _ _ <text:s/>is sorrowful even unto death.</text:p>
      <text:p text:style-name="P3">10. In Christ there are two (<text:span text:style-name="T8">natures</text:span>) (<text:span text:style-name="T8">persons</text:span>).</text:p>
      <text:p text:style-name="P3">11. Christ has (<text:span text:style-name="T8">one intellect</text:span>) (<text:span text:style-name="T8">two intellects</text:span>), and (<text:span text:style-name="T8">one will</text:span>) (<text:span text:style-name="T8">two wills</text:span>).</text:p>
      <text:p text:style-name="P3">12. Since Christ's two natures are united in the Person of the Word, this is called the <text:s/>_ _ _ _ _ _ _ <text:s/>union.</text:p>
      <text:p text:style-name="P3">13. It (<text:span text:style-name="T8">is</text:span>) (<text:span text:style-name="T8">is not</text:span>) a contradiction to say that the one Divine Personality in Christ can own two natures.</text:p>
      <text:p text:style-name="P3"><text:soft-page-break/>14. By Christ's uncreated grace, we mean the <text:s/>_ _ _ _ _ _ _ <text:s/>union.</text:p>
      <text:p text:style-name="P3">15. Christ has (<text:span text:style-name="T8">an absolute</text:span>) (<text:span text:style-name="T8">a relative</text:span>) fullness of grace.</text:p>
      <text:p text:style-name="P3">16. Christ (<text:span text:style-name="T8">had</text:span>) (<text:span text:style-name="T8">had not</text:span>) all the supernatural virtues.</text:p>
      <text:p text:style-name="P3">17. He had extraordinary graces called <text:s/>_ _ _ _ _ _ _ .</text:p>
      <text:p text:style-name="P4">18. He had three kinds of created knowledge, namely: </text:p>
      <text:list xml:id="list125648974546631" text:continue-numbering="true" text:style-name="L1"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  <text:list-item>
          <text:p text:style-name="P5"><text:span text:style-name="T10">_ _ _ _ _ _ _ </text:span></text:p>
        </text:list-item>
      </text:list>
      <text:p text:style-name="P3">19. We give Christ (<text:span text:style-name="T8">a relative</text:span>) (<text:span text:style-name="T8">an absolute</text:span>) worship of (<text:span text:style-name="T8">latria</text:span>) (<text:span text:style-name="T8">dulia</text:span>) (<text:span text:style-name="T8">hyperdulia</text:span>).</text:p>
      <text:p text:style-name="P3">20. Two lovely devotions to Christ are those of the <text:s/>_ _ _ _ _ _ _ <text:s text:c="2"/>_ _ _ _ _ and of the <text:s/>_ _ _ _ _ _ _ <text:s text:c="2"/>_ _ _ _ _ .</text:p>
      <text:p text:style-name="P3"/>
      <text:p text:style-name="P3"/>
      <text:p text:style-name="P7">1. St. John says: “The Word was made (<text:span text:style-name="T6">flesh</text:span>).” 2. Scripture calls Christ “the only (<text:span text:style-name="T6">begotten</text:span>) Son of God.” 3. “I and the Father are one.” Christ is here referring to His (Human) (<text:span text:style-name="T5">Divine</text:span>) nature. 4. “The Father is greater than I.” Christ is here referring to His (<text:span text:style-name="T5">Human</text:span>) (Divine) nature. 5. Christ was put to death for claiming to be (<text:span text:style-name="T6">God</text:span>). 6. Four early Fathers who defended Christ's Divinity are (<text:span text:style-name="T6">Athanasius, Basil the Great, Gregory of Nazianzus and Gregory of Nyssa</text:span>). 7. Four early Councils that did the same are (<text:span text:style-name="T6">Nicaea, Constantinople, Chalcedon, Ephesus</text:span>). 8. The longest of the early Creeds is the (<text:span text:style-name="T6">Athanasian</text:span>) Creed. 9. Christ said over the bread at the Last Supper: “This is My (<text:span text:style-name="T6">Body</text:span>)”; and in the Garden He exclaimed: “My (<text:span text:style-name="T6">soul</text:span>) is sorrowful even unto death. 10. In Christ there are two (natures) (persons). 11. Christ has (one intellect) (<text:span text:style-name="T5">two intellects</text:span>), and (one will) (<text:span text:style-name="T5">two wills</text:span>). 12. Since Christ's two natures are united in the Person of the Word, this is called the (<text:span text:style-name="T6">hypostatic</text:span>) union. 13. It (is) (<text:span text:style-name="T5">is not</text:span>) a contradiction to say that the one Divine Personality in Christ can own two natures. 14. By Christ's uncreated grace, we mean the (<text:span text:style-name="T6">hypostatic</text:span>) union. 15. Christ has (<text:span text:style-name="T5">an absolute</text:span>) (a relative) fullness of grace. 16. Christ (had) (<text:span text:style-name="T5">had not</text:span>) all the supernatural virtues. 17. He had extraordinary graces called (<text:span text:style-name="T6">charisms</text:span>). 18. He had three kinds of created knowledge, namely: (<text:span text:style-name="T6">acquired, infused, beatific</text:span>). 19. We give Christ (a relative) (<text:span text:style-name="T5">an absolute</text:span>) worship of (<text:span text:style-name="T5">latria</text:span>) (dulia) (hyperdulia). 20. Two lovely devotions to Christ are those of the (<text:span text:style-name="T6">Sacred Heart</text:span>) and of the (<text:span text:style-name="T6">Eucharistic Heart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9:41:57.754835217</meta:creation-date>
    <meta:print-date>2016-02-29T10:42:18.216208534</meta:print-date>
    <dc:date>2016-02-29T12:56:47.161112207</dc:date>
    <meta:editing-duration>PT2H47M17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3" meta:paragraph-count="34" meta:word-count="696" meta:character-count="3338" meta:non-whitespace-character-count="2652"/>
  </office:meta>
</office:document-meta>
</file>